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 style:data-style-name="N4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7" style:family="table-cell" style:parent-style-name="Default" style:data-style-name="N3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office:value-type="float" office:value="12656.2" calcext:value-type="float">
            <text:p>12656.2</text:p>
          </table:table-cell>
          <table:table-cell office:value-type="float" office:value="13358.3" calcext:value-type="float">
            <text:p>13358.3</text:p>
          </table:table-cell>
          <table:table-cell office:value-type="float" office:value="13306.5" calcext:value-type="float">
            <text:p>1330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.664498" calcext:value-type="float">
            <text:p>121.664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office:value-type="float" office:value="24571.9" calcext:value-type="float">
            <text:p>24571.9</text:p>
          </table:table-cell>
          <table:table-cell office:value-type="float" office:value="25815.9" calcext:value-type="float">
            <text:p>25815.9</text:p>
          </table:table-cell>
          <table:table-cell office:value-type="float" office:value="25742.2" calcext:value-type="float">
            <text:p>2574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471152" calcext:value-type="float">
            <text:p>62.471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office:value-type="float" office:value="35693.5" calcext:value-type="float">
            <text:p>35693.5</text:p>
          </table:table-cell>
          <table:table-cell office:value-type="float" office:value="37719.3" calcext:value-type="float">
            <text:p>37719.3</text:p>
          </table:table-cell>
          <table:table-cell office:value-type="float" office:value="37484.1" calcext:value-type="float">
            <text:p>37484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580493" calcext:value-type="float">
            <text:p>42.580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office:value-type="float" office:value="46197.2" calcext:value-type="float">
            <text:p>46197.2</text:p>
          </table:table-cell>
          <table:table-cell office:value-type="float" office:value="48772.6" calcext:value-type="float">
            <text:p>48772.6</text:p>
          </table:table-cell>
          <table:table-cell office:value-type="float" office:value="48609.7" calcext:value-type="float">
            <text:p>48609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5764" calcext:value-type="float">
            <text:p>32.5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office:value-type="float" office:value="52832.9" calcext:value-type="float">
            <text:p>52832.9</text:p>
          </table:table-cell>
          <table:table-cell office:value-type="float" office:value="57922" calcext:value-type="float">
            <text:p>57922</text:p>
          </table:table-cell>
          <table:table-cell office:value-type="float" office:value="58043.9" calcext:value-type="float">
            <text:p>58043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249728" calcext:value-type="float">
            <text:p>26.249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office:value-type="float" office:value="56067.5" calcext:value-type="float">
            <text:p>56067.5</text:p>
          </table:table-cell>
          <table:table-cell office:value-type="float" office:value="62379.7" calcext:value-type="float">
            <text:p>62379.7</text:p>
          </table:table-cell>
          <table:table-cell office:value-type="float" office:value="62511.4" calcext:value-type="float">
            <text:p>62511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70504" calcext:value-type="float">
            <text:p>22.270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office:value-type="float" office:value="57012.5" calcext:value-type="float">
            <text:p>57012.5</text:p>
          </table:table-cell>
          <table:table-cell office:value-type="float" office:value="64620.5" calcext:value-type="float">
            <text:p>64620.5</text:p>
          </table:table-cell>
          <table:table-cell office:value-type="float" office:value="64575.4" calcext:value-type="float">
            <text:p>64575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418105" calcext:value-type="float">
            <text:p>19.418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office:value-type="float" office:value="60213.8" calcext:value-type="float">
            <text:p>60213.8</text:p>
          </table:table-cell>
          <table:table-cell office:value-type="float" office:value="68081.1" calcext:value-type="float">
            <text:p>68081.1</text:p>
          </table:table-cell>
          <table:table-cell office:value-type="float" office:value="68125.3" calcext:value-type="float">
            <text:p>6812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636347" calcext:value-type="float">
            <text:p>17.636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office:value-type="float" office:value="62463.5" calcext:value-type="float">
            <text:p>62463.5</text:p>
          </table:table-cell>
          <table:table-cell office:value-type="float" office:value="70819.3" calcext:value-type="float">
            <text:p>70819.3</text:p>
          </table:table-cell>
          <table:table-cell office:value-type="float" office:value="70865.7" calcext:value-type="float">
            <text:p>70865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957231" calcext:value-type="float">
            <text:p>15.957231</text:p>
          </table:table-cell>
        </table:table-row>
        <table:table-row table:style-name="ro1">
          <table:table-cell/>
          <table:table-cell table:style-name="ce18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office:value-type="float" office:value="64138.6" calcext:value-type="float">
            <text:p>64138.6</text:p>
          </table:table-cell>
          <table:table-cell office:value-type="float" office:value="72703.1" calcext:value-type="float">
            <text:p>72703.1</text:p>
          </table:table-cell>
          <table:table-cell office:value-type="float" office:value="72683.2" calcext:value-type="float">
            <text:p>72683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607838" calcext:value-type="float">
            <text:p>14.607838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office:value-type="float" office:value="64963.8" calcext:value-type="float">
            <text:p>64963.8</text:p>
          </table:table-cell>
          <table:table-cell office:value-type="float" office:value="73606.3" calcext:value-type="float">
            <text:p>73606.3</text:p>
          </table:table-cell>
          <table:table-cell office:value-type="float" office:value="73707.7" calcext:value-type="float">
            <text:p>73707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442421" calcext:value-type="float">
            <text:p>13.4424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office:value-type="float" office:value="65589.8" calcext:value-type="float">
            <text:p>65589.8</text:p>
          </table:table-cell>
          <table:table-cell office:value-type="float" office:value="74092.9" calcext:value-type="float">
            <text:p>74092.9</text:p>
          </table:table-cell>
          <table:table-cell office:value-type="float" office:value="74138.1" calcext:value-type="float">
            <text:p>74138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530874" calcext:value-type="float">
            <text:p>12.53087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8]*[.C28]*8)/1000000" office:value-type="float" office:value="160" calcext:value-type="float">
            <text:p>16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8]*[.E28]" office:value-type="float" office:value="800000" calcext:value-type="float">
            <text:p>800,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office:value-type="float" office:value="66329.5" calcext:value-type="float">
            <text:p>66329.5</text:p>
          </table:table-cell>
          <table:table-cell office:value-type="float" office:value="74673.3" calcext:value-type="float">
            <text:p>74673.3</text:p>
          </table:table-cell>
          <table:table-cell office:value-type="float" office:value="74747.6" calcext:value-type="float">
            <text:p>74747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989188" calcext:value-type="float">
            <text:p>11.98918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675.5" calcext:value-type="float">
            <text:p>74675.5</text:p>
          </table:table-cell>
          <table:table-cell office:value-type="float" office:value="74750.3" calcext:value-type="float">
            <text:p>74750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171952" calcext:value-type="float">
            <text:p>11.171952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525.1" calcext:value-type="float">
            <text:p>74525.1</text:p>
          </table:table-cell>
          <table:table-cell office:value-type="float" office:value="74659.4" calcext:value-type="float">
            <text:p>74659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272031" calcext:value-type="float">
            <text:p>10.272031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74407.2" calcext:value-type="float">
            <text:p>74407.2</text:p>
          </table:table-cell>
          <table:table-cell office:value-type="float" office:value="74529.5" calcext:value-type="float">
            <text:p>74529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678643" calcext:value-type="float">
            <text:p>9.678643</text:p>
          </table:table-cell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9848.6" calcext:value-type="float">
            <text:p>59848.6</text:p>
          </table:table-cell>
          <table:table-cell office:value-type="float" office:value="59486.3" calcext:value-type="float">
            <text:p>59486.3</text:p>
          </table:table-cell>
          <table:table-cell office:value-type="float" office:value="67861.7" calcext:value-type="float">
            <text:p>67861.7</text:p>
          </table:table-cell>
          <table:table-cell office:value-type="float" office:value="67281.6" calcext:value-type="float">
            <text:p>67281.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style-name="ce16"/>
          <table:table-cell table:style-name="ce16" table:formula="of:=[.F28]/[.B33]" office:value-type="float" office:value="65.2778797744649" calcext:value-type="float">
            <text:p>65.28</text:p>
          </table:table-cell>
          <table:table-cell table:style-name="ce18"/>
          <table:table-cell office:value-type="float" office:value="121.664498" calcext:value-type="float">
            <text:p>121.66449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1108.6" calcext:value-type="float">
            <text:p>61108.6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70381.1" calcext:value-type="float">
            <text:p>70381.1</text:p>
          </table:table-cell>
          <table:table-cell office:value-type="float" office:value="69997.4" calcext:value-type="float">
            <text:p>69997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/>
          <table:table-cell table:formula="of:=[.F28]/[.B34]" office:value-type="float" office:value="33.624465160851" calcext:value-type="float">
            <text:p>33.62</text:p>
          </table:table-cell>
          <table:table-cell table:style-name="ce18"/>
          <table:table-cell office:value-type="float" office:value="62.471152" calcext:value-type="float">
            <text:p>62.47115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62925" calcext:value-type="float">
            <text:p>62925</text:p>
          </table:table-cell>
          <table:table-cell office:value-type="float" office:value="62693.4" calcext:value-type="float">
            <text:p>62693.4</text:p>
          </table:table-cell>
          <table:table-cell office:value-type="float" office:value="72056.8" calcext:value-type="float">
            <text:p>72056.8</text:p>
          </table:table-cell>
          <table:table-cell office:value-type="float" office:value="72332.7" calcext:value-type="float">
            <text:p>72332.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/>
          <table:table-cell table:formula="of:=[.F28]/[.B35]" office:value-type="float" office:value="23.0964217868547" calcext:value-type="float">
            <text:p>23.10</text:p>
          </table:table-cell>
          <table:table-cell table:style-name="ce18"/>
          <table:table-cell office:value-type="float" office:value="42.580493" calcext:value-type="float">
            <text:p>42.58049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4102.5" calcext:value-type="float">
            <text:p>64102.5</text:p>
          </table:table-cell>
          <table:table-cell office:value-type="float" office:value="63997.9" calcext:value-type="float">
            <text:p>63997.9</text:p>
          </table:table-cell>
          <table:table-cell office:value-type="float" office:value="72396.2" calcext:value-type="float">
            <text:p>72396.2</text:p>
          </table:table-cell>
          <table:table-cell office:value-type="float" office:value="72692.1" calcext:value-type="float">
            <text:p>72692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/>
          <table:table-cell table:formula="of:=[.F28]/[.B36]" office:value-type="float" office:value="17.6980578593757" calcext:value-type="float">
            <text:p>17.70</text:p>
          </table:table-cell>
          <table:table-cell table:style-name="ce18"/>
          <table:table-cell office:value-type="float" office:value="32.5764" calcext:value-type="float">
            <text:p>32.576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64149" calcext:value-type="float">
            <text:p>64149</text:p>
          </table:table-cell>
          <table:table-cell office:value-type="float" office:value="64279.9" calcext:value-type="float">
            <text:p>64279.9</text:p>
          </table:table-cell>
          <table:table-cell office:value-type="float" office:value="73590.2" calcext:value-type="float">
            <text:p>73590.2</text:p>
          </table:table-cell>
          <table:table-cell office:value-type="float" office:value="73743.8" calcext:value-type="float">
            <text:p>73743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/>
          <table:table-cell table:formula="of:=[.F28]/[.B37]" office:value-type="float" office:value="15.3580931391558" calcext:value-type="float">
            <text:p>15.36</text:p>
          </table:table-cell>
          <table:table-cell table:style-name="ce18"/>
          <table:table-cell office:value-type="float" office:value="26.249728" calcext:value-type="float">
            <text:p>26.2497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64417.5" calcext:value-type="float">
            <text:p>64417.5</text:p>
          </table:table-cell>
          <table:table-cell office:value-type="float" office:value="63036.7" calcext:value-type="float">
            <text:p>63036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73615" calcext:value-type="float">
            <text:p>736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/>
          <table:table-cell table:formula="of:=[.F28]/[.B38]" office:value-type="float" office:value="14.4475787663935" calcext:value-type="float">
            <text:p>14.45</text:p>
          </table:table-cell>
          <table:table-cell table:style-name="ce18"/>
          <table:table-cell office:value-type="float" office:value="22.270504" calcext:value-type="float">
            <text:p>22.27050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64560" calcext:value-type="float">
            <text:p>64560</text:p>
          </table:table-cell>
          <table:table-cell office:value-type="float" office:value="64953.7" calcext:value-type="float">
            <text:p>64953.7</text:p>
          </table:table-cell>
          <table:table-cell office:value-type="float" office:value="73896" calcext:value-type="float">
            <text:p>73896</text:p>
          </table:table-cell>
          <table:table-cell office:value-type="float" office:value="74299" calcext:value-type="float">
            <text:p>742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/>
          <table:table-cell table:formula="of:=[.F28]/[.B39]" office:value-type="float" office:value="14.1525288800042" calcext:value-type="float">
            <text:p>14.15</text:p>
          </table:table-cell>
          <table:table-cell table:style-name="ce18"/>
          <table:table-cell office:value-type="float" office:value="19.418105" calcext:value-type="float">
            <text:p>19.41810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64866.4" calcext:value-type="float">
            <text:p>64866.4</text:p>
          </table:table-cell>
          <table:table-cell office:value-type="float" office:value="64819.4" calcext:value-type="float">
            <text:p>64819.4</text:p>
          </table:table-cell>
          <table:table-cell office:value-type="float" office:value="73798.4" calcext:value-type="float">
            <text:p>73798.4</text:p>
          </table:table-cell>
          <table:table-cell office:value-type="float" office:value="73939.4" calcext:value-type="float">
            <text:p>73939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/>
          <table:table-cell table:formula="of:=[.F28]/[.B40]" office:value-type="float" office:value="13.3570420830307" calcext:value-type="float">
            <text:p>13.36</text:p>
          </table:table-cell>
          <table:table-cell table:style-name="ce18"/>
          <table:table-cell office:value-type="float" office:value="17.636347" calcext:value-type="float">
            <text:p>17.63634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65340.7" calcext:value-type="float">
            <text:p>65340.7</text:p>
          </table:table-cell>
          <table:table-cell office:value-type="float" office:value="65146.6" calcext:value-type="float">
            <text:p>65146.6</text:p>
          </table:table-cell>
          <table:table-cell office:value-type="float" office:value="74206.5" calcext:value-type="float">
            <text:p>74206.5</text:p>
          </table:table-cell>
          <table:table-cell office:value-type="float" office:value="74140.9" calcext:value-type="float">
            <text:p>74140.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/>
          <table:table-cell table:formula="of:=[.F28]/[.B41]" office:value-type="float" office:value="12.8539867443262" calcext:value-type="float">
            <text:p>12.85</text:p>
          </table:table-cell>
          <table:table-cell table:style-name="ce18"/>
          <table:table-cell office:value-type="float" office:value="15.957231" calcext:value-type="float">
            <text:p>15.9572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65541.1" calcext:value-type="float">
            <text:p>65541.1</text:p>
          </table:table-cell>
          <table:table-cell office:value-type="float" office:value="65849.2" calcext:value-type="float">
            <text:p>65849.2</text:p>
          </table:table-cell>
          <table:table-cell office:value-type="float" office:value="73975.8" calcext:value-type="float">
            <text:p>73975.8</text:p>
          </table:table-cell>
          <table:table-cell office:value-type="float" office:value="73562.8" calcext:value-type="float">
            <text:p>73562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/>
          <table:table-cell table:formula="of:=[.F28]/[.B42]" office:value-type="float" office:value="12.5445134218453" calcext:value-type="float">
            <text:p>12.54</text:p>
          </table:table-cell>
          <table:table-cell table:style-name="ce18"/>
          <table:table-cell office:value-type="float" office:value="14.607838" calcext:value-type="float">
            <text:p>14.607838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65835.6" calcext:value-type="float">
            <text:p>65835.6</text:p>
          </table:table-cell>
          <table:table-cell office:value-type="float" office:value="65857.6" calcext:value-type="float">
            <text:p>65857.6</text:p>
          </table:table-cell>
          <table:table-cell office:value-type="float" office:value="73619.8" calcext:value-type="float">
            <text:p>73619.8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/>
          <table:table-cell table:formula="of:=[.F28]/[.B43]" office:value-type="float" office:value="12.3519884385388" calcext:value-type="float">
            <text:p>12.35</text:p>
          </table:table-cell>
          <table:table-cell table:style-name="ce18"/>
          <table:table-cell office:value-type="float" office:value="13.442421" calcext:value-type="float">
            <text:p>13.44242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66061.1" calcext:value-type="float">
            <text:p>66061.1</text:p>
          </table:table-cell>
          <table:table-cell office:value-type="float" office:value="66511.6" calcext:value-type="float">
            <text:p>66511.6</text:p>
          </table:table-cell>
          <table:table-cell office:value-type="float" office:value="74000.8" calcext:value-type="float">
            <text:p>74000.8</text:p>
          </table:table-cell>
          <table:table-cell office:value-type="float" office:value="73948.6" calcext:value-type="float">
            <text:p>73948.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/>
          <table:table-cell table:formula="of:=[.F28]/[.B44]" office:value-type="float" office:value="12.2330144594231" calcext:value-type="float">
            <text:p>12.23</text:p>
          </table:table-cell>
          <table:table-cell table:style-name="ce18"/>
          <table:table-cell office:value-type="float" office:value="12.530874" calcext:value-type="float">
            <text:p>12.53087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66453.6" calcext:value-type="float">
            <text:p>66453.6</text:p>
          </table:table-cell>
          <table:table-cell office:value-type="float" office:value="66129.5" calcext:value-type="float">
            <text:p>66129.5</text:p>
          </table:table-cell>
          <table:table-cell office:value-type="float" office:value="74356.1" calcext:value-type="float">
            <text:p>74356.1</text:p>
          </table:table-cell>
          <table:table-cell office:value-type="float" office:value="74478.8" calcext:value-type="float">
            <text:p>74478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/>
          <table:table-cell table:formula="of:=[.F28]/[.B45]" office:value-type="float" office:value="12.1040280692411" calcext:value-type="float">
            <text:p>12.10</text:p>
          </table:table-cell>
          <table:table-cell table:style-name="ce18"/>
          <table:table-cell office:value-type="float" office:value="11.989188" calcext:value-type="float">
            <text:p>11.98918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6600" calcext:value-type="float">
            <text:p>66600</text:p>
          </table:table-cell>
          <table:table-cell office:value-type="float" office:value="66442.4" calcext:value-type="float">
            <text:p>66442.4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/>
          <table:table-cell table:formula="of:=[.F28]/[.B46]" office:value-type="float" office:value="12.0694597408084" calcext:value-type="float">
            <text:p>12.07</text:p>
          </table:table-cell>
          <table:table-cell table:style-name="ce18"/>
          <table:table-cell office:value-type="float" office:value="11.171952" calcext:value-type="float">
            <text:p>11.17195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5971.5" calcext:value-type="float">
            <text:p>65971.5</text:p>
          </table:table-cell>
          <table:table-cell office:value-type="float" office:value="73801.2" calcext:value-type="float">
            <text:p>73801.2</text:p>
          </table:table-cell>
          <table:table-cell office:value-type="float" office:value="74573.7" calcext:value-type="float">
            <text:p>74573.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/>
          <table:table-cell table:formula="of:=[.F28]/[.B47]" office:value-type="float" office:value="12.0569449510036" calcext:value-type="float">
            <text:p>12.06</text:p>
          </table:table-cell>
          <table:table-cell table:style-name="ce18"/>
          <table:table-cell office:value-type="float" office:value="10.272031" calcext:value-type="float">
            <text:p>10.27203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66340.6" calcext:value-type="float">
            <text:p>66340.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74705.4" calcext:value-type="float">
            <text:p>74705.4</text:p>
          </table:table-cell>
          <table:table-cell office:value-type="float" office:value="72756.2" calcext:value-type="float">
            <text:p>72756.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style-name="Default"/>
          <table:table-cell table:style-name="ce16" table:formula="of:=[.F28]/[.B48]" office:value-type="float" office:value="12.0605257484687" calcext:value-type="float">
            <text:p>12.06</text:p>
          </table:table-cell>
          <table:table-cell/>
          <table:table-cell office:value-type="float" office:value="9.678643" calcext:value-type="float">
            <text:p>9.678643</text:p>
          </table:table-cell>
          <table:table-cell table:number-columns-repeated="13"/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-NVM speed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office:value-type="float" office:value="40.184731" calcext:value-type="float">
            <text:p>40.18</text:p>
          </table:table-cell>
          <table:table-cell/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office:value-type="float" office:value="20.660509" calcext:value-type="float">
            <text:p>20.66</text:p>
          </table:table-cell>
          <table:table-cell/>
          <table:table-cell table:style-name="ce18" table:formula="of:=[.F28]/[.B34]" office:value-type="float" office:value="101.535463703896" calcext:value-type="float">
            <text:p>101.54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office:value-type="float" office:value="17.308555" calcext:value-type="float">
            <text:p>17.31</text:p>
          </table:table-cell>
          <table:table-cell/>
          <table:table-cell table:style-name="ce18" table:formula="of:=[.F28]/[.B35]" office:value-type="float" office:value="65.9824316002402" calcext:value-type="float">
            <text:p>65.98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office:value-type="float" office:value="13.086462" calcext:value-type="float">
            <text:p>13.09</text:p>
          </table:table-cell>
          <table:table-cell/>
          <table:table-cell table:style-name="ce18" table:formula="of:=[.F28]/[.B36]" office:value-type="float" office:value="49.7392574861468" calcext:value-type="float">
            <text:p>49.74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office:value-type="float" office:value="10.626771" calcext:value-type="float">
            <text:p>10.63</text:p>
          </table:table-cell>
          <table:table-cell/>
          <table:table-cell table:style-name="ce18" table:formula="of:=[.F28]/[.B37]" office:value-type="float" office:value="38.9743823090212" calcext:value-type="float">
            <text:p>38.97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office:value-type="float" office:value="9.205341" calcext:value-type="float">
            <text:p>9.21</text:p>
          </table:table-cell>
          <table:table-cell/>
          <table:table-cell table:style-name="ce18" table:formula="of:=[.F28]/[.B38]" office:value-type="float" office:value="32.6019666239812" calcext:value-type="float">
            <text:p>32.60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office:value-type="float" office:value="8.205961" calcext:value-type="float">
            <text:p>8.21</text:p>
          </table:table-cell>
          <table:table-cell/>
          <table:table-cell table:style-name="ce18" table:formula="of:=[.F28]/[.B39]" office:value-type="float" office:value="27.226731886034" calcext:value-type="float">
            <text:p>27.23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office:value-type="float" office:value="7.551966" calcext:value-type="float">
            <text:p>7.55</text:p>
          </table:table-cell>
          <table:table-cell/>
          <table:table-cell table:style-name="ce18" table:formula="of:=[.F28]/[.B40]" office:value-type="float" office:value="24.0616128878089" calcext:value-type="float">
            <text:p>24.06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office:value-type="float" office:value="7.02813" calcext:value-type="float">
            <text:p>7.03</text:p>
          </table:table-cell>
          <table:table-cell/>
          <table:table-cell table:style-name="ce18" table:formula="of:=[.F28]/[.B41]" office:value-type="float" office:value="21.4940740434848" calcext:value-type="float">
            <text:p>21.49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office:value-type="float" office:value="6.087404" calcext:value-type="float">
            <text:p>6.09</text:p>
          </table:table-cell>
          <table:table-cell/>
          <table:table-cell table:style-name="ce18" table:formula="of:=[.F28]/[.B42]" office:value-type="float" office:value="19.0156659375347" calcext:value-type="float">
            <text:p>19.02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office:value-type="float" office:value="5.648782" calcext:value-type="float">
            <text:p>5.65</text:p>
          </table:table-cell>
          <table:table-cell/>
          <table:table-cell table:style-name="ce18" table:formula="of:=[.F28]/[.B43]" office:value-type="float" office:value="17.2323978514345" calcext:value-type="float">
            <text:p>17.23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office:value-type="float" office:value="4.988546" calcext:value-type="float">
            <text:p>4.99</text:p>
          </table:table-cell>
          <table:table-cell/>
          <table:table-cell table:style-name="ce18" table:formula="of:=[.F28]/[.B44]" office:value-type="float" office:value="15.8923083154696" calcext:value-type="float">
            <text:p>15.8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office:value-type="float" office:value="4.469557" calcext:value-type="float">
            <text:p>4.47</text:p>
          </table:table-cell>
          <table:table-cell/>
          <table:table-cell table:style-name="ce18" table:formula="of:=[.F28]/[.B45]" office:value-type="float" office:value="14.2707018895774" calcext:value-type="float">
            <text:p>14.2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office:value-type="float" office:value="4.763558" calcext:value-type="float">
            <text:p>4.76</text:p>
          </table:table-cell>
          <table:table-cell/>
          <table:table-cell table:style-name="ce18" table:formula="of:=[.F28]/[.B46]" office:value-type="float" office:value="13.2952473246722" calcext:value-type="float">
            <text:p>13.30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office:value-type="float" office:value="4.377247" calcext:value-type="float">
            <text:p>4.38</text:p>
          </table:table-cell>
          <table:table-cell/>
          <table:table-cell table:style-name="ce18" table:formula="of:=[.F28]/[.B47]" office:value-type="float" office:value="12.594090648014" calcext:value-type="float">
            <text:p>12.59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8:06:55.81433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3-27T12:56:09.290517070</dc:date>
    <meta:editing-duration>P1DT16H5M3S</meta:editing-duration>
    <meta:editing-cycles>21</meta:editing-cycles>
    <meta:generator>LibreOffice/7.0.5.2$Linux_X86_64 LibreOffice_project/00$Build-2</meta:generator>
    <meta:document-statistic meta:table-count="4" meta:cell-count="1417" meta:object-count="0"/>
  </office:meta>
</office:document-meta>
</file>